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067e" officeooo:paragraph-rsid="0012dfd2"/>
    </style:style>
    <style:style style:name="P2" style:family="paragraph" style:parent-style-name="Standard">
      <style:text-properties officeooo:rsid="0009067e" officeooo:paragraph-rsid="0009067e"/>
    </style:style>
    <style:style style:name="P3" style:family="paragraph" style:parent-style-name="Standard">
      <style:text-properties officeooo:rsid="000a7be8" officeooo:paragraph-rsid="0009067e"/>
    </style:style>
    <style:style style:name="P4" style:family="paragraph" style:parent-style-name="Standard">
      <style:text-properties officeooo:rsid="001ae0ea" officeooo:paragraph-rsid="0012dfd2"/>
    </style:style>
    <style:style style:name="P5" style:family="paragraph" style:parent-style-name="Standard">
      <style:text-properties officeooo:rsid="0009067e" officeooo:paragraph-rsid="0057cc6b"/>
    </style:style>
    <style:style style:name="P6" style:family="paragraph" style:parent-style-name="Standard">
      <style:text-properties officeooo:rsid="0057cc6b" officeooo:paragraph-rsid="0057cc6b"/>
    </style:style>
    <style:style style:name="T1" style:family="text">
      <style:text-properties officeooo:rsid="0012dfd2"/>
    </style:style>
    <style:style style:name="T2" style:family="text">
      <style:text-properties officeooo:rsid="00295071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officeooo:rsid="0057cc6b" style:font-size-asian="15pt" style:font-size-complex="15pt"/>
    </style:style>
    <style:style style:name="T5" style:family="text">
      <style:text-properties officeooo:rsid="0057cc6b"/>
    </style:style>
    <style:style style:name="T6" style:family="text">
      <style:text-properties fo:font-size="13pt" officeooo:rsid="0057cc6b" style:font-size-asian="13pt" style:font-size-complex="13pt"/>
    </style:style>
    <style:style style:name="T7" style:family="text">
      <style:text-properties fo:font-size="14pt" officeooo:rsid="0057cc6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://bhiveittraining.com/training.html" text:style-name="Internet_20_link" text:visited-style-name="Visited_20_Internet_20_Link"><text:span text:style-name="T4">Bhive Technologies and Training</text:span></text:a></text:p>
      <text:p text:style-name="P5"><text:a xlink:type="simple" xlink:href="http://www.bhiveittraining.com/training.html" text:style-name="Internet_20_link" text:visited-style-name="Visited_20_Internet_20_Link"><text:span text:style-name="T5">Bhive Technologies and Training - it training in madurai</text:span></text:a></text:p>
      <text:p text:style-name="P6">Web Design Company Madurai, website designing company in madurai, Autocad Training in madurai, web design Madurai,web developement Company in Madurai, SEO company Madurai, <text:a xlink:type="simple" xlink:href="http://www.bhiveittraining.com/training.html" text:style-name="Internet_20_link" text:visited-style-name="Visited_20_Internet_20_Link">it training in madurai</text:a>, it company in madurai, best software company in madurai,best it company in madurai - <text:a xlink:type="simple" xlink:href="http://www.bhiveittraining.com/training.html" text:style-name="Internet_20_link" text:visited-style-name="Visited_20_Internet_20_Link">http://www.bhiveittraining.com/training.html</text:a><text:tab/></text:p>
      <text:p text:style-name="P6"><text:a xlink:type="simple" xlink:href="http://www.bhiveittraining.com/training.html" text:style-name="Internet_20_link" text:visited-style-name="Visited_20_Internet_20_Link">it training in madurai</text:a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5:01:44.946176693</meta:creation-date>
    <dc:date>2016-07-25T10:25:24.944900016</dc:date>
    <meta:editing-duration>PT3H33M46S</meta:editing-duration>
    <meta:editing-cycles>20</meta:editing-cycles>
    <meta:generator>LibreOffice/5.1.3.2$Linux_X86_64 LibreOffice_project/10m0$Build-2</meta:generator>
    <meta:document-statistic meta:table-count="0" meta:image-count="0" meta:object-count="0" meta:page-count="1" meta:paragraph-count="4" meta:word-count="59" meta:character-count="435" meta:non-whitespace-character-count="379"/>
  </office:meta>
</office:document-meta>
</file>